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7db" officeooo:paragraph-rsid="001d97db"/>
    </style:style>
    <style:style style:name="P2" style:family="paragraph" style:parent-style-name="Standard">
      <style:text-properties fo:font-size="16pt" officeooo:rsid="001d97db" officeooo:paragraph-rsid="001d97db" style:font-size-asian="16pt" style:font-size-complex="16pt"/>
    </style:style>
    <style:style style:name="P3" style:family="paragraph" style:parent-style-name="Standard">
      <style:text-properties fo:font-size="12pt" officeooo:rsid="002dc3b0" officeooo:paragraph-rsid="002dc3b0" style:font-size-asian="10.5pt" style:font-size-complex="12pt"/>
    </style:style>
    <style:style style:name="P4" style:family="paragraph" style:parent-style-name="Standard">
      <style:paragraph-properties fo:margin-left="0.4925in" fo:margin-right="0in" fo:text-indent="0in" style:auto-text-indent="false"/>
      <style:text-properties officeooo:rsid="001d97db" officeooo:paragraph-rsid="001d97db"/>
    </style:style>
    <style:style style:name="P5" style:family="paragraph" style:parent-style-name="Standard">
      <style:paragraph-properties fo:margin-left="0.4925in" fo:margin-right="0in" fo:text-indent="0in" style:auto-text-indent="false"/>
      <style:text-properties officeooo:rsid="00247b96" officeooo:paragraph-rsid="00247b96"/>
    </style:style>
    <style:style style:name="P6" style:family="paragraph" style:parent-style-name="Standard">
      <style:paragraph-properties fo:margin-left="0.4925in" fo:margin-right="0in" fo:text-indent="0in" style:auto-text-indent="false"/>
      <style:text-properties officeooo:rsid="0028d878" officeooo:paragraph-rsid="0028d878"/>
    </style:style>
    <style:style style:name="P7" style:family="paragraph" style:parent-style-name="Standard">
      <style:paragraph-properties fo:margin-left="0.4925in" fo:margin-right="0in" fo:text-indent="0in" style:auto-text-indent="false"/>
      <style:text-properties fo:font-weight="normal" officeooo:rsid="00295db4" officeooo:paragraph-rsid="00295db4" style:font-weight-asian="normal" style:font-weight-complex="normal"/>
    </style:style>
    <style:style style:name="P8" style:family="paragraph" style:parent-style-name="Standard">
      <style:paragraph-properties fo:margin-left="0.4925in" fo:margin-right="0in" fo:text-indent="0in" style:auto-text-indent="false"/>
      <style:text-properties fo:font-size="12pt" officeooo:rsid="002dc3b0" officeooo:paragraph-rsid="002dc3b0" style:font-size-asian="10.5pt" style:font-size-complex="12pt"/>
    </style:style>
    <style:style style:name="P9" style:family="paragraph" style:parent-style-name="Standard">
      <style:paragraph-properties fo:margin-left="0.4925in" fo:margin-right="0in" fo:text-indent="0in" style:auto-text-indent="false"/>
      <style:text-properties officeooo:rsid="003575cd" officeooo:paragraph-rsid="003bbdab"/>
    </style:style>
    <style:style style:name="P10" style:family="paragraph" style:parent-style-name="Standard">
      <style:paragraph-properties fo:margin-left="0.4925in" fo:margin-right="0in" fo:text-indent="0in" style:auto-text-indent="false"/>
      <style:text-properties officeooo:rsid="00214e9c" officeooo:paragraph-rsid="003bbdab"/>
    </style:style>
    <style:style style:name="P11" style:family="paragraph" style:parent-style-name="Standard">
      <style:paragraph-properties fo:margin-left="0.4925in" fo:margin-right="0in" fo:text-indent="0in" style:auto-text-indent="false"/>
      <style:text-properties officeooo:rsid="003bbdab" officeooo:paragraph-rsid="003bbdab"/>
    </style:style>
    <style:style style:name="P12" style:family="paragraph" style:parent-style-name="Standard">
      <style:paragraph-properties fo:margin-left="0in" fo:margin-right="0in" fo:text-indent="0in" style:auto-text-indent="false"/>
      <style:text-properties officeooo:rsid="001d97db" officeooo:paragraph-rsid="001d97db"/>
    </style:style>
    <style:style style:name="P13" style:family="paragraph" style:parent-style-name="Standard">
      <style:paragraph-properties fo:margin-left="0in" fo:margin-right="0in" fo:text-indent="0in" style:auto-text-indent="false"/>
      <style:text-properties officeooo:rsid="00214e9c" officeooo:paragraph-rsid="00214e9c"/>
    </style:style>
    <style:style style:name="P14" style:family="paragraph" style:parent-style-name="Standard">
      <style:paragraph-properties fo:margin-left="0in" fo:margin-right="0in" fo:text-indent="0in" style:auto-text-indent="false"/>
      <style:text-properties officeooo:rsid="00247b96" officeooo:paragraph-rsid="00247b96"/>
    </style:style>
    <style:style style:name="P15" style:family="paragraph" style:parent-style-name="Standard">
      <style:paragraph-properties fo:margin-left="0in" fo:margin-right="0in" fo:text-indent="0in" style:auto-text-indent="false"/>
      <style:text-properties officeooo:rsid="0028d878" officeooo:paragraph-rsid="0028d878"/>
    </style:style>
    <style:style style:name="P16" style:family="paragraph" style:parent-style-name="Standard">
      <style:paragraph-properties fo:margin-left="0in" fo:margin-right="0in" fo:text-indent="0in" style:auto-text-indent="false"/>
      <style:text-properties officeooo:rsid="003575cd" officeooo:paragraph-rsid="003575cd"/>
    </style:style>
    <style:style style:name="P17" style:family="paragraph" style:parent-style-name="Standard">
      <style:paragraph-properties fo:margin-left="0in" fo:margin-right="0in" fo:text-indent="0in" style:auto-text-indent="false"/>
      <style:text-properties officeooo:rsid="003575cd" officeooo:paragraph-rsid="003bbdab"/>
    </style:style>
    <style:style style:name="P18" style:family="paragraph" style:parent-style-name="Standard">
      <style:paragraph-properties fo:margin-left="0in" fo:margin-right="0in" fo:text-indent="0in" style:auto-text-indent="false"/>
      <style:text-properties officeooo:rsid="0037d291" officeooo:paragraph-rsid="0037d291"/>
    </style:style>
    <style:style style:name="P19" style:family="paragraph" style:parent-style-name="Standard">
      <style:paragraph-properties fo:margin-left="0in" fo:margin-right="0in" fo:text-indent="0in" style:auto-text-indent="false"/>
      <style:text-properties officeooo:rsid="003bbdab" officeooo:paragraph-rsid="003bbdab"/>
    </style:style>
    <style:style style:name="P20" style:family="paragraph" style:parent-style-name="Standard">
      <style:paragraph-properties fo:margin-left="0.9846in" fo:margin-right="0in" fo:text-indent="0in" style:auto-text-indent="false"/>
      <style:text-properties officeooo:rsid="003bbdab" officeooo:paragraph-rsid="003bbdab"/>
    </style:style>
    <style:style style:name="P21" style:family="paragraph" style:parent-style-name="Standard">
      <style:paragraph-properties fo:margin-left="0in" fo:margin-right="0in" fo:text-indent="0in" style:auto-text-indent="false"/>
      <style:text-properties fo:font-weight="normal" officeooo:rsid="00295db4" officeooo:paragraph-rsid="00295db4" style:font-weight-asian="normal" style:font-weight-complex="normal"/>
    </style:style>
    <style:style style:name="P22" style:family="paragraph" style:parent-style-name="Standard">
      <style:paragraph-properties fo:margin-left="0in" fo:margin-right="0in" fo:text-indent="0in" style:auto-text-indent="false"/>
      <style:text-properties fo:font-size="16pt" fo:font-weight="normal" officeooo:rsid="0040b7bc" officeooo:paragraph-rsid="0040b7bc" style:font-size-asian="16pt" style:font-weight-asian="normal" style:font-size-complex="16pt" style:font-weight-complex="normal"/>
    </style:style>
    <style:style style:name="P23" style:family="paragraph" style:parent-style-name="Standard">
      <style:paragraph-properties fo:margin-left="0in" fo:margin-right="0in"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P25" style:family="paragraph" style:parent-style-name="Standard">
      <style:paragraph-properties fo:margin-left="0in" fo:margin-right="0in" fo:text-indent="0in" style:auto-text-indent="false"/>
      <style:text-properties fo:font-size="12pt" fo:font-weight="normal" officeooo:rsid="00460b82" officeooo:paragraph-rsid="00460b82" style:font-size-asian="10.5pt" style:font-weight-asian="normal" style:font-size-complex="12pt" style:font-weight-complex="normal"/>
    </style:style>
    <style:style style:name="P26" style:family="paragraph" style:parent-style-name="Standard">
      <style:paragraph-properties fo:margin-left="0in" fo:margin-right="0in" fo:text-indent="0in" style:auto-text-indent="false"/>
      <style:text-properties fo:font-size="12pt" fo:font-style="normal" fo:font-weight="normal" officeooo:rsid="0040b7bc" officeooo:paragraph-rsid="0040b7bc"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indent="0in" style:auto-text-indent="false"/>
      <style:text-properties fo:font-size="12pt" fo:font-style="normal" fo:font-weight="normal" officeooo:rsid="00423916" officeooo:paragraph-rsid="00423916"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4925in" fo:margin-right="0in"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P29" style:family="paragraph" style:parent-style-name="Standard">
      <style:paragraph-properties fo:margin-left="0.4925in" fo:margin-right="0in" fo:text-indent="0in" style:auto-text-indent="false"/>
      <style:text-properties fo:font-size="12pt" fo:font-weight="normal" officeooo:rsid="00423916" officeooo:paragraph-rsid="00423916" style:font-size-asian="10.5pt" style:font-weight-asian="normal" style:font-size-complex="12pt" style:font-weight-complex="normal"/>
    </style:style>
    <style:style style:name="P30" style:family="paragraph" style:parent-style-name="Standard">
      <style:paragraph-properties fo:margin-left="0.4925in" fo:margin-right="0in" fo:text-indent="0in" style:auto-text-indent="false"/>
      <style:text-properties fo:font-size="12pt" fo:font-weight="normal" officeooo:rsid="004289eb" officeooo:paragraph-rsid="004289eb" style:font-size-asian="10.5pt" style:font-weight-asian="normal" style:font-size-complex="12pt" style:font-weight-complex="normal"/>
    </style:style>
    <style:style style:name="P31" style:family="paragraph" style:parent-style-name="Standard">
      <style:paragraph-properties fo:margin-left="0.4925in" fo:margin-right="0in" fo:text-indent="0in" style:auto-text-indent="false"/>
      <style:text-properties fo:font-size="12pt" fo:font-weight="normal" officeooo:rsid="00460b82" officeooo:paragraph-rsid="00460b82" style:font-size-asian="10.5pt" style:font-weight-asian="normal" style:font-size-complex="12pt" style:font-weight-complex="normal"/>
    </style:style>
    <style:style style:name="P32" style:family="paragraph" style:parent-style-name="Standard">
      <style:paragraph-properties fo:margin-left="0.4925in" fo:margin-right="0in" fo:text-indent="0in" style:auto-text-indent="false"/>
      <style:text-properties fo:font-size="12pt" fo:font-style="normal" fo:font-weight="normal" officeooo:rsid="0040b7bc" officeooo:paragraph-rsid="0040b7bc"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9846in" fo:margin-right="0in" fo:text-indent="0in" style:auto-text-indent="false"/>
      <style:text-properties fo:font-size="12pt" fo:font-weight="normal" officeooo:rsid="0040b7bc" officeooo:paragraph-rsid="0040b7bc" style:font-size-asian="10.5pt" style:font-weight-asian="normal" style:font-size-complex="12pt" style:font-weight-complex="normal"/>
    </style:style>
    <style:style style:name="T1" style:family="text">
      <style:text-properties officeooo:rsid="001db9e2"/>
    </style:style>
    <style:style style:name="T2" style:family="text">
      <style:text-properties officeooo:rsid="00214e9c"/>
    </style:style>
    <style:style style:name="T3" style:family="text">
      <style:text-properties officeooo:rsid="00247b96"/>
    </style:style>
    <style:style style:name="T4" style:family="text">
      <style:text-properties fo:font-weight="bold" style:font-weight-asian="bold" style:font-weight-complex="bold"/>
    </style:style>
    <style:style style:name="T5" style:family="text">
      <style:text-properties fo:font-weight="bold" officeooo:rsid="003bbda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a2b21" style:font-weight-asian="normal" style:font-weight-complex="normal"/>
    </style:style>
    <style:style style:name="T8" style:family="text">
      <style:text-properties fo:font-weight="normal" officeooo:rsid="003bbdab" style:font-weight-asian="normal" style:font-weight-complex="normal"/>
    </style:style>
    <style:style style:name="T9" style:family="text">
      <style:text-properties officeooo:rsid="002dc3b0"/>
    </style:style>
    <style:style style:name="T10" style:family="text">
      <style:text-properties officeooo:rsid="002f1d14"/>
    </style:style>
    <style:style style:name="T11" style:family="text">
      <style:text-properties officeooo:rsid="0033adea"/>
    </style:style>
    <style:style style:name="T12" style:family="text">
      <style:text-properties officeooo:rsid="003759d7"/>
    </style:style>
    <style:style style:name="T13" style:family="text">
      <style:text-properties officeooo:rsid="003bbdab"/>
    </style:style>
    <style:style style:name="T14" style:family="text">
      <style:text-properties officeooo:rsid="003d0ddd"/>
    </style:style>
    <style:style style:name="T15" style:family="text">
      <style:text-properties fo:font-style="italic" style:font-style-asian="italic" style:font-style-complex="italic"/>
    </style:style>
    <style:style style:name="T16" style:family="text">
      <style:text-properties fo:font-style="italic" officeooo:rsid="004289eb"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4289eb" style:font-style-asian="normal" style:font-style-complex="normal"/>
    </style:style>
    <style:style style:name="T19" style:family="text">
      <style:text-properties fo:font-style="normal" officeooo:rsid="0043c9f4" style:font-style-asian="normal" style:font-style-complex="normal"/>
    </style:style>
    <style:style style:name="T20" style:family="text">
      <style:text-properties fo:font-style="normal" officeooo:rsid="0044488c"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4289eb" style:font-style-asian="normal" style:font-weight-asian="bold" style:font-style-complex="normal" style:font-weight-complex="bold"/>
    </style:style>
    <style:style style:name="T23" style:family="text">
      <style:text-properties officeooo:rsid="00423916"/>
    </style:style>
    <style:style style:name="T24" style:family="text">
      <style:text-properties officeooo:rsid="004289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s and maybe characterizatioon (If you’re lucky. No guarantees.) <text:span text:style-name="T9">and some other things</text:span></text:p>
      <text:p text:style-name="P2"/>
      <text:p text:style-name="P3">Things to adjust later-</text:p>
      <text:p text:style-name="P8">Replace references to tradesfolk or craftsfolk with just crafters. It’s easier to compare with farmers.</text:p>
      <text:p text:style-name="P8"/>
      <text:p text:style-name="P8">During the Jisto enters the manor scene, ensure that he gives his name to Chelser before she lets him in the gate. We can dramatize this by having her not willing to let him in, then he says his name, then, after a F L I C K E R O F H E S I T A T I O N, she speaks and betrays guestrite status.</text:p>
      <text:p text:style-name="P1"/>
      <text:p text:style-name="P1">Jisto <text:span text:style-name="T2">au’Dor </text:span>- Protagonist, main perspective I guess</text:p>
      <text:p text:style-name="P4">Goofball type, avoids direct confrontation. More inclined to run away from conflict than to face it head on. Friends with Piper</text:p>
      <text:p text:style-name="P1"/>
      <text:p text:style-name="P1">Piper <text:span text:style-name="T2">Alstop -</text:span> Protagonist, <text:span text:style-name="T2">that book dude</text:span></text:p>
      <text:p text:style-name="P4">Friends with Jisto LOVERS THEY’RE GAAAAAAAY but I ain’t spoiling that shit ho, no. Listen this is my fucking book okay? Anyway, <text:span text:style-name="T1">smart, more acute than Jisto. More apt to be aware of the environment. Despite this Jisto pulls one over on Piper a lot more often than the other way around. Sometimes Piper can get back at Jisto, but usually only if he sneaks up on him.</text:span></text:p>
      <text:p text:style-name="P4"/>
      <text:p text:style-name="P16">Chelser Frelip – Other protagonist POV umm, two is probably enough for a shorter novel like this, but we have an antagonist tooooo and I doooo love it when novels. You know. Show depth.</text:p>
      <text:p text:style-name="P16"/>
      <text:p text:style-name="P18">Farian Bouslip</text:p>
      <text:p text:style-name="P16"/>
      <text:p text:style-name="P17">Kalysto<text:tab/></text:p>
      <text:p text:style-name="P9">Sister to Jisto’s ma<text:span text:style-name="T13">d</text:span>i. But he doesnt know hue hue <text:span text:style-name="T12">plot. General badass. Westerlin origin, worked with Erling au’Dor to get a grip on local town politics throughout the precipices.</text:span></text:p>
      <text:p text:style-name="P12"/>
      <text:p text:style-name="P13">Erling au’Dor (<text:span text:style-name="T13">bachelor name- Calstoff; </text:span>papi)- Jisto’s papi. premier cobbler in Harr<text:span text:style-name="T11">al</text:span>’s Precipice</text:p>
      <text:p text:style-name="P13"><text:tab/><text:span text:style-name="T13">Status: Alive</text:span></text:p>
      <text:p text:style-name="P19"><text:tab/>Relations: </text:p>
      <text:p text:style-name="P20">Jisto (son), Ellin (wife; deceased), Kalysto (sister-in-law), Farmer au’Bornen (fellow local organizer</text:p>
      <text:p text:style-name="P10"><text:span text:style-name="T13">Traveled the precipices; Insider contact for an organization of westerlin cirulists trying to gain a foothold under the Dome. Mother a cirulist, father descended from Musselfolk. Did not carry the cirule talent </text:span><text:span text:style-name="T5">[notes in my notes, have I gone mad? I want to emphasise it’s more than bloodline]</text:span><text:span text:style-name="T8">. Never as close to the issue of reintegrating cirulists to Mussel, but carries on with wife’s wishes out of love. Including shielding Jisto from his heritage.</text:span></text:p>
      <text:p text:style-name="P13"/>
      <text:p text:style-name="P19">Ellin au’Dor </text:p>
      <text:p text:style-name="P19"><text:tab/>Status: Deceased</text:p>
      <text:p text:style-name="P19"><text:tab/>Relations: </text:p>
      <text:p text:style-name="P20">Kalysto (sister), Jisto (son), Erling (husband)</text:p>
      <text:p text:style-name="P19"><text:tab/>From: Westerlin; the westerlins</text:p>
      <text:p text:style-name="P11"><text:soft-page-break/>Proficient cirulist. Married Erling Calstoff after she was sent to deliver the next message for the westerlin cirulists. Believed in establishing a foothold through cementing family roots, assimilating/evolving the culture under the Dome. Less radical than Kalysto, who believed in more direct ways of effecting change</text:p>
      <text:p text:style-name="P13"/>
      <text:p text:style-name="P13">Elzella <text:span text:style-name="T10">&lt;maiden=au’Jur&gt;</text:span> Alstop (Elzi, madi)- Piper’s madi, premier farrier</text:p>
      <text:p text:style-name="P13"><text:tab/><text:span text:style-name="T3">Has a blacksmith husband who makes the horseshoes she sells.</text:span></text:p>
      <text:p text:style-name="P13"/>
      <text:p text:style-name="P14"><text:span text:style-name="T14">Lestand</text:span> Alstop (papi)- Piper’s papi. Yeah I dont know what he’ll be like</text:p>
      <text:p text:style-name="P5">Elzella’s husband. I wanted Erling and Elzella to get together and smoochybooch but I don’t think that would be appropriate if their children.. also smoochybooched. Ykwim???</text:p>
      <text:p text:style-name="P5">Point being I don’t have any characterization because he’s kind of an excuse to.. not have a romance between the protagonists’ parents, but also have them be intimate with each other. Like childhood sweethearts or something. Yeah. Ykwim???</text:p>
      <text:p text:style-name="P13"/>
      <text:p text:style-name="P13"/>
      <text:p text:style-name="P13">Harr<text:span text:style-name="T3">al</text:span>’s Precipice</text:p>
      <text:p text:style-name="P13"/>
      <text:p text:style-name="P13"/>
      <text:p text:style-name="P14">Drisdal’s Precipice</text:p>
      <text:p text:style-name="P14"/>
      <text:p text:style-name="P15">Haryit </text:p>
      <text:p text:style-name="P6">Animal associated with naturally produced cirule. Deer-like, but larger with horns found on both sexes. Silvery furred [<text:span text:style-name="T4">cliched much] </text:span><text:span text:style-name="T6">and glow blue </text:span><text:span text:style-name="T4">[cliched much]</text:span><text:span text:style-name="T6"> Strength of glow appears to be associated with length of horns. Young Haryits do not have any glow, and are sometimes mistaken for albino (snowy?) deer. After the Slowing [</text:span><text:span text:style-name="T4">stop just making stuff up okay</text:span><text:span text:style-name="T6">?</text:span><text:span text:style-name="T4">]</text:span><text:span text:style-name="T6">, fewer sightings of these rare beasts have occurred </text:span><text:span text:style-name="T7">over the years, to the point where several people don’t believe they exist</text:span></text:p>
      <text:p text:style-name="P7">{Related: hornlack,}</text:p>
      <text:p text:style-name="P7"/>
      <text:p text:style-name="P21"/>
      <text:p text:style-name="P22">Terms and Expressions</text:p>
      <text:p text:style-name="P23"/>
      <text:p text:style-name="P25">flick<text:tab/><text:tab/><text:tab/>(noun)<text:tab/><text:tab/><text:tab/>(slang)</text:p>
      <text:p text:style-name="P31">Sticky residue produced by some trees during spring.</text:p>
      <text:p text:style-name="P25"/>
      <text:p text:style-name="P24">haryit leavings<text:tab/><text:span text:style-name="T23">(noun)</text:span><text:tab/><text:tab/><text:tab/>(slang)</text:p>
      <text:p text:style-name="P28">Equivalent to “Bullshit” but less insensitive</text:p>
      <text:p text:style-name="P33"/>
      <text:p text:style-name="P23">precipical/precipal<text:tab/><text:span text:style-name="T23">(adj)</text:span><text:tab/><text:tab/><text:tab/>(academic)<text:tab/><text:tab/><text:tab/><text:span text:style-name="T4">[Still deciding which one is better]</text:span></text:p>
      <text:p text:style-name="P32">Reference to the northwestern region of Mussel, <text:span text:style-name="T24">the Precipice</text:span>.</text:p>
      <text:p text:style-name="P26"/>
      <text:p text:style-name="P27">Precipice<text:tab/><text:tab/>(proper noun)<text:tab/><text:tab/>(geography, <text:span text:style-name="T24">name of region</text:span>)</text:p>
      <text:p text:style-name="P29"><text:span text:style-name="T20">1. </text:span><text:span text:style-name="T18">Large cliff that borders Mussel on the northwest, </text:span><text:span text:style-name="T22">forty feet </text:span><text:span text:style-name="T18">at its shallowest. The Precipice separates Mussel from westerlin territory, believed to be the point of invasion </text:span><text:span text:style-name="T22">XXX</text:span><text:span text:style-name="T18"> years ago.</text:span></text:p>
      <text:p text:style-name="P29"><text:span text:style-name="T18"/></text:p>
      <text:p text:style-name="P30"><text:soft-page-break/><text:span text:style-name="T20">2. </text:span><text:span text:style-name="T17">Name of the northwestern region of Mussel, between the Precipice (</text:span><text:span text:style-name="T20">Def. 1</text:span><text:span text:style-name="T17">) to the west and the </text:span><text:span text:style-name="T21">NAME</text:span><text:span text:style-name="T17"> river to the east.</text:span></text:p>
      <text:p text:style-name="P29"><text:span text:style-name="T18"/></text:p>
      <text:p text:style-name="P23">precipices/’pisces<text:tab/><text:span text:style-name="T23">(p. noun)</text:span><text:tab/><text:tab/>(slang)</text:p>
      <text:p text:style-name="P28"><text:span text:style-name="T24">Slang reference to </text:span>the <text:span text:style-name="T16">Precipice </text:span><text:span text:style-name="T24">based on how many of the town names scattered throughout are named after lords from long ago who owned land stretching to the Precipice. The land would be called their precipice</text:span><text:span text:style-name="T17">, </text:span><text:span text:style-name="T18">so in aggregate all of the towns now would be all of the precipices owned by former lords, turned into towns and villages.</text:span></text:p>
      <text:p text:style-name="P28"><text:span text:style-name="T18"/></text:p>
      <text:p text:style-name="P30"><text:span text:style-name="T21">Usage note:</text:span><text:span text:style-name="T17"> </text:span><text:span text:style-name="T15">Precipical</text:span><text:span text:style-name="T17"> youths are more likely to use “’pisces” and adults </text:span><text:span text:style-name="T19">are more likely to use “precipices”</text:span><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37:07.076313054</meta:creation-date>
    <dc:date>2017-11-18T10:15:48.047782751</dc:date>
    <meta:editing-duration>PT14H23M19S</meta:editing-duration>
    <meta:editing-cycles>22</meta:editing-cycles>
    <meta:generator>LibreOffice/5.4.1.2$Linux_X86_64 LibreOffice_project/40m0$Build-2</meta:generator>
    <meta:document-statistic meta:table-count="0" meta:image-count="0" meta:object-count="0" meta:page-count="3" meta:paragraph-count="46" meta:word-count="800" meta:character-count="4934" meta:non-whitespace-character-count="4155"/>
  </office:meta>
</office:document-meta>
</file>